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d96" officeooo:paragraph-rsid="00077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pattern decisions</text:p>
      <text:p text:style-name="P1"/>
      <text:p text:style-name="P1">The idea behind the Dapp is to make the process around charity-fundings more transparent, where are actually the charity-funds being allocated? </text:p>
      <text:p text:style-name="P1"/>
      <text:p text:style-name="P1">The overal setting start with deplying a factory contract which allows for a create charity function. The parameters set in this function is derived to the contstructor-function in the new charity contract, assuring that the new charitys manager is set to msg.sender &amp; minimum requirement is a fixed value. </text:p>
      <text:p text:style-name="P1"/>
      <text:p text:style-name="P1">The overal project then uses web3 &amp; infura for easy integration between web application &amp; Ethereum. </text:p>
      <text:p text:style-name="P1"/>
      <text:p text:style-name="P1">The project uses next.js for easy multi-page creation &amp; routing for the web application. Since the project is not meant to be focusing on styling &amp; css, the project uses pre-created modules from semantic-ui-react. </text:p>
      <text:p text:style-name="P1"/>
      <text:p text:style-name="P1">The application is not a complete app with full functionality implemented, but meant as a basic MVP-product which can be further developed. See more in the Readme.md file around future improvemen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2:49:26.444646244</meta:creation-date>
    <meta:generator>LibreOffice/6.0.3.2$Linux_X86_64 LibreOffice_project/00m0$Build-2</meta:generator>
    <dc:date>2019-01-25T12:56:56.266089414</dc:date>
    <meta:editing-duration>PT7M30S</meta:editing-duration>
    <meta:editing-cycles>1</meta:editing-cycles>
    <meta:document-statistic meta:table-count="0" meta:image-count="0" meta:object-count="0" meta:page-count="1" meta:paragraph-count="6" meta:word-count="154" meta:character-count="988" meta:non-whitespace-character-count="835"/>
  </office:meta>
</office:document-meta>
</file>